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931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4.16983333333333cm"/>
    </style:style>
    <style:style style:name="co5" style:family="table-column">
      <style:table-column-properties fo:break-before="auto" style:column-width="3.89466666666667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4.36033333333333cm" style:use-optimal-column-width="true"/>
    </style:style>
    <style:style style:name="co9" style:family="table-column">
      <style:table-column-properties fo:break-before="auto" style:column-width="3.51366666666667cm" style:use-optimal-column-width="true"/>
    </style:style>
    <style:style style:name="co10" style:family="table-column">
      <style:table-column-properties fo:break-before="auto" style:column-width="2.39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-mail with cl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up contract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external &amp; internal)</text:p>
          </table:table-cell>
          <table:table-cell office:value-type="float" office:value="4.5" table:style-name="ce1">
            <text:p>4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 for meeting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ing GIT and Trello</text:p>
          </table:table-cell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)</text:p>
          </table:table-cell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external)</text:p>
          </table:table-cell>
          <table:table-cell office:value-type="float" office:value="0.4" table:style-name="ce4">
            <text:p>0,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)</text:p>
          </table:table-cell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 for meeting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-mail with cl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/helping 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" table:style-name="ro1">
          <table:table-cell table:number-columns-repeated="16384"/>
        </table:table-row>
        <table:table-row table:number-rows-repeated="4" table:style-name="ro1">
          <table:table-cell/>
          <table:table-cell table:style-name="ce4"/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Week_3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ing GIT and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)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external)</text:p>
          </table:table-cell>
          <table:table-cell office:value-type="float" office:value="0.5" table:style-name="ce1">
            <text:p>0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e for meeting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-mail with cl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/helping ou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(client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preparation</text:p>
          </table:table-cell>
          <table:table-cell office:value-type="float" office:value="2.5" table:style-name="ce1">
            <text:p>2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(real)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2" table:style-name="ce5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5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meeting notes</text:p>
          </table:table-cell>
          <table:table-cell office:value-type="string" table:style-name="ce5">
            <text:p>0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spanned="2" table:number-rows-spanned="1" table:style-name="ce3"/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5" table:style-name="ce5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 fixe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presentation pp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 with cli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ello/GIT/slack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presentation (irl)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Week_6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riting on report</text:p>
          </table:table-cell>
          <table:table-cell office:value-type="string" table:style-name="ce1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/slack chat</text:p>
          </table:table-cell>
          <table:table-cell office:value-type="string" table:style-name="ce1">
            <text:p>3.0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Hub/Trello/Slack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8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rt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Hub/Trello/Slack</text:p>
          </table:table-cell>
          <table:table-cell office:value-type="float" office:value="2.5" table:style-name="ce1">
            <text:p>2,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ort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hub/Trello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1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.5" table:style-name="ce1">
            <text:p>3,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report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esenta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 update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it/Slack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Sebastian</dc:creator>
    <meta:creation-date>2016-11-14T15:42:45Z</meta:creation-date>
    <dc:date>2017-01-12T21:23:00Z</dc:date>
    <meta:editing-cycles>18</meta:editing-cycles>
    <meta:editing-duration>PT1182S</meta:editing-duration>
  </office:meta>
</office:document-meta>
</file>